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2.75pt"/>
    </style:style>
    <style:style style:name="T4" style:family="text">
      <style:text-properties style:font-name="times new roman" fo:font-size="12.75pt" fo:font-style="italic"/>
    </style:style>
    <style:style style:name="T5" style:family="text">
      <style:text-properties style:font-name="times new roman" fo:font-size="9.75pt"/>
    </style:style>
    <style:style style:name="T6" style:family="text">
      <style:text-properties style:font-name="courier new" fo:font-size="11.25pt"/>
    </style:style>
    <style:style style:name="T7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Nearly Lucky Number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loves lucky numbers. We all know that lucky numbers are the positive integers whose decimal representations contain only the lucky digits <text:span text:style-name="T1">4</text:span> and <text:span text:style-name="T1">7</text:span>. For example, numbers <text:span text:style-name="T1">47</text:span>, <text:span text:style-name="T1">744</text:span>, <text:span text:style-name="T1">4</text:span> are lucky and <text:span text:style-name="T1">5</text:span>, <text:span text:style-name="T1">17</text:span>, <text:span text:style-name="T1">467</text:span> are not.</text:p>
        <text:p text:style-name="P6">Unfortunately, not all numbers are lucky. Petya calls a number <text:span text:style-name="T2">nearly lucky</text:span> if the number of lucky digits in it is a lucky number. He wonders whether number <text:span text:style-name="T4">n</text:span> is a nearly lucky number.</text:p>
        <text:p text:style-name="P8">Input</text:p>
        <text:p text:style-name="P6">The only line contains an integer <text:span text:style-name="T4">n</text:span> (<text:span text:style-name="T3">1 ≤ </text:span><text:span text:style-name="T4">n</text:span><text:span text:style-name="T3"> ≤ 10</text:span><text:span text:style-name="T5">18</text:span>).</text:p>
        <text:p text:style-name="P6">Please do not use the %lld specificator to read or write 64-bit numbers in С++. It is preferred to use the cin, cout streams or the %I64d specificator.</text:p>
        <text:p text:style-name="P8">Output</text:p>
        <text:p text:style-name="P6">Print on the single line "<text:span text:style-name="T6">YES</text:span>" if <text:span text:style-name="T4">n</text:span> is a nearly lucky number. Otherwise, print "<text:span text:style-name="T6">NO</text:span>" (without the quotes).</text:p>
        <text:p text:style-name="P7">Examples</text:p>
        <text:p text:style-name="P9">input</text:p>
        <text:section text:style-name="Sect1" text:name="id0007638202621425472">
          <text:p text:style-name="P10">Copy</text:p>
        </text:section>
        <text:p text:style-name="P1"><text:bookmark text:name="id007656795664297915"/>40047</text:p>
        <text:p text:style-name="P9">output</text:p>
        <text:section text:style-name="Sect1" text:name="id007545158407580341">
          <text:p text:style-name="P10">Copy</text:p>
        </text:section>
        <text:p text:style-name="P1"><text:bookmark text:name="id0029890890188737473"/>NO</text:p>
        <text:p text:style-name="P9">input</text:p>
        <text:section text:style-name="Sect1" text:name="id0022436753880717997">
          <text:p text:style-name="P10">Copy</text:p>
        </text:section>
        <text:p text:style-name="P1"><text:bookmark text:name="id006754931366592747"/>7747774</text:p>
        <text:p text:style-name="P9">output</text:p>
        <text:section text:style-name="Sect1" text:name="id007066163862987018">
          <text:p text:style-name="P10">Copy</text:p>
        </text:section>
        <text:p text:style-name="P1"><text:bookmark text:name="id003258191081505659"/>YES</text:p>
        <text:p text:style-name="P9">input</text:p>
        <text:section text:style-name="Sect1" text:name="id0021279549612526893">
          <text:p text:style-name="P10">Copy</text:p>
        </text:section>
        <text:p text:style-name="P1"><text:bookmark text:name="id005110033030455345"/>1000000000000000000</text:p>
        <text:p text:style-name="P9">output</text:p>
        <text:section text:style-name="Sect1" text:name="id0025029219435803074">
          <text:p text:style-name="P10">Copy</text:p>
        </text:section>
        <text:p text:style-name="P1"><text:bookmark text:name="id004255649858847699"/>NO</text:p>
        <text:p text:style-name="P8">Note</text:p>
        <text:p text:style-name="P6">In the first sample there are 3 lucky digits (first one and last two), so the answer is "<text:span text:style-name="T6">NO</text:span>".</text:p>
        <text:p text:style-name="P6"><text:soft-page-break/>In the second sample there are 7 lucky digits, 7 is lucky number, so the answer is "<text:span text:style-name="T6">YES</text:span>".</text:p>
        <text:p text:style-name="P6">In the third sample there are no lucky digits, so the answer is "<text:span text:style-name="T6">NO</text:span>"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20:42:40.886074976</dc:date>
    <meta:editing-duration>PT4S</meta:editing-duration>
    <meta:editing-cycles>1</meta:editing-cycles>
    <meta:document-statistic meta:table-count="0" meta:image-count="0" meta:object-count="0" meta:page-count="2" meta:paragraph-count="40" meta:word-count="227" meta:character-count="1203" meta:non-whitespace-character-count="1014"/>
  </office:meta>
</office:document-meta>
</file>